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table:number-columns-repeated="4"/>
          <table:table-cell/>
          <table:table-cell table:style-name="ce8" table:formula="of:=SUM([.B30];[.C30];[.E30];[.F30])" office:value-type="float" office:value="375">
            <text:p>37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0:.F30])" office:value-type="float" office:value="375">
            <text:p>37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375">
            <text:p>37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375">
            <text:p>37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0:.F30])" office:value-type="float" office:value="375">
            <text:p>37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:.F30])" office:value-type="float" office:value="375">
            <text:p>37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];[.D30];[.E30])" office:value-type="float" office:value="375">
            <text:p>37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table:number-columns-repeated="5"/>
          <table:table-cell table:formula="of:=SUM([.B30:.F30])" office:value-type="float" office:value="375">
            <text:p>375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30:.F30])" office:value-type="float" office:value="375">
            <text:p>375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30:.F30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 table:style-name="ce2" office:value-type="string">
            <text:p>-Gena</text:p>
          </table:table-cell>
          <table:table-cell table:style-name="Default"/>
          <table:table-cell table:formula="of:=SUM([.B30:.F30])" office:value-type="float" office:value="375">
            <text:p>37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30:.F30])" office:value-type="float" office:value="375">
            <text:p>375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375">
            <text:p>375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1" office:value-type="float" office:value="0">
            <text:p>0</text:p>
          </table:table-cell>
          <table:table-cell table:style-name="ce2" table:formula="of:=[.D17]/12" office:value-type="float" office:value="0">
            <text:p>0</text:p>
          </table:table-cell>
          <table:table-cell table:style-name="ce2" table:formula="of:=[.E17]/13" office:value-type="float" office:value="0">
            <text:p>0</text:p>
          </table:table-cell>
          <table:table-cell table:style-name="ce2" table:formula="of:=[.F17]/11" office:value-type="float" office:value="0">
            <text:p>0</text:p>
          </table:table-cell>
          <table:table-cell table:style-name="Default"/>
          <table:table-cell table:style-name="Default" table:formula="of:=SUM([.D30];[.E30])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375">
            <text:p>375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ce39" table:formula="of:=SUM([.H17:.H30])" office:value-type="float" office:value="4500">
            <text:p>45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10/12/2015</text:date>, <text:time>11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2T11:10:07</dc:date>
    <meta:editing-duration>P1DT16H49M45S</meta:editing-duration>
    <meta:editing-cycles>971</meta:editing-cycles>
    <meta:generator>OpenOffice/4.1.1$Unix OpenOffice.org_project/411m6$Build-9775</meta:generator>
    <dc:creator>employee employee</dc:creator>
    <meta:document-statistic meta:table-count="8" meta:cell-count="2309" meta:object-count="0"/>
  </office:meta>
</office:document-meta>
</file>